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fo:line-height="138%" style:writing-mode="lr-tb"/>
    </style:style>
    <style:style style:name="P2"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font-name-asian="Arial" style:font-size-asian="18pt" style:font-style-asian="normal" style:font-weight-asian="normal"/>
    </style:style>
    <style:style style:name="P4"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fo:font-weight="bold" style:text-blinking="false" fo:background-color="transparent" style:font-name-asian="Arial1" style:font-size-asian="18pt" style:font-style-asian="normal" style:font-weight-asian="bold" style:font-weight-complex="bold"/>
    </style:style>
    <style:style style:name="T1" style:family="text">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2" style:family="text">
      <style:text-properties fo:font-variant="normal" fo:text-transform="none" fo:color="#000000" style:text-line-through-style="none" style:text-underline-style="none" style:text-blinking="false" fo:background-color="transparent" style:font-name-asian="Arial1" style:font-size-asian="18pt" style:font-style-asian="normal" style:font-weight-asian="normal"/>
    </style:style>
    <style:style style:name="T3" style:family="text">
      <style:text-properties fo:font-variant="normal" fo:text-transform="none" fo:color="#ff0000" style:text-line-through-style="none" style:font-name="Arial1" fo:font-size="18pt" fo:font-style="normal" style:text-underline-style="none" fo:font-weight="normal" style:text-blinking="false" fo:background-color="transparent"/>
    </style:style>
    <style:style style:name="T4" style:family="text">
      <style:text-properties style:font-name="Arial1" fo:font-size="18pt" fo:font-style="normal" fo:font-weight="normal"/>
    </style:style>
    <style:style style:name="T5" style:family="text">
      <style:text-properties style:font-name-asian="Arial1" style:font-size-asian="18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62017e8-7fff-f8e8-4bff-2ad7b013a0f0"/><text:span text:style-name="T1">Progress Report : Week </text:span><text:span text:style-name="T3">9</text:span></text:p>
      <text:p text:style-name="P1"><text:span text:style-name="T1">Team:</text:span><text:span text:style-name="T2">　</text:span><text:span text:style-name="T3">ie03project-aizu_kamikaze</text:span></text:p>
      <text:p text:style-name="Text_20_body"><text:line-break/></text:p>
      <text:p text:style-name="P2"><text:span text:style-name="T4">s1250137</text:span><text:span text:style-name="T5">　</text:span><text:span text:style-name="T4">Tomoya Tasaki</text:span></text:p>
      <text:p text:style-name="P2"><text:span text:style-name="T4">s1250156</text:span><text:span text:style-name="T5">　</text:span><text:span text:style-name="T4">Keito Shishiki</text:span></text:p>
      <text:p text:style-name="P2"><text:span text:style-name="T4">s1250059</text:span><text:span text:style-name="T5">　</text:span><text:span text:style-name="T4">Tomoyuki Furukawa</text:span></text:p>
      <text:p text:style-name="Text_20_body"/>
      <text:p text:style-name="P4">構造体を用いたプログラムに書き直した。辺の重みをつけた隣接行列を作ったが、交点をうまく反映させることが出来なかった。</text:p>
      <text:p text:style-name="Text_20_body"/>
      <text:p text:style-name="P3">ダイクストラ法のアルゴリズムを実装して最短経路を求めるプログラムを実装しようとしたが、まだまだ理解が乏しいためコードを書くために、このアルゴリズムに対しての理解を深め必要があると感じた。</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oya Tasaki</meta:initial-creator>
    <meta:creation-date>2019-06-26T13:39:25</meta:creation-date>
    <meta:document-statistic meta:table-count="0" meta:image-count="0" meta:object-count="0" meta:page-count="1" meta:paragraph-count="8" meta:word-count="152" meta:character-count="278"/>
    <dc:date>2019-06-26T13:40:57</dc:date>
    <dc:creator>Tomoya Tasaki</dc:creator>
    <meta:editing-duration>PT1M33S</meta:editing-duration>
    <meta:editing-cycles>1</meta:editing-cycles>
    <meta:generator>OpenOffice.org/3.3$Solaris_x86 OpenOffice.org_project/330m20$Build-9567</meta:generator>
  </office:meta>
</office:document-meta>
</file>